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a2428" officeooo:paragraph-rsid="001a2428" style:font-weight-asian="normal" style:font-weight-complex="normal"/>
    </style:style>
    <style:style style:name="P10" style:family="paragraph" style:parent-style-name="Standard">
      <style:text-properties fo:font-weight="normal" officeooo:rsid="001c5b4d" officeooo:paragraph-rsid="001c5b4d" style:font-weight-asian="normal" style:font-weight-complex="normal"/>
    </style:style>
    <style:style style:name="P11" style:family="paragraph" style:parent-style-name="Standard">
      <style:text-properties fo:font-weight="normal" officeooo:rsid="001c5b4d" officeooo:paragraph-rsid="001a2428" style:font-weight-asian="normal" style:font-weight-complex="normal"/>
    </style:style>
    <style:style style:name="P12" style:family="paragraph" style:parent-style-name="Standard">
      <style:text-properties fo:font-weight="normal" officeooo:rsid="001cbd4f" officeooo:paragraph-rsid="001cbd4f" style:font-weight-asian="normal" style:font-weight-complex="normal"/>
    </style:style>
    <style:style style:name="P13" style:family="paragraph" style:parent-style-name="Standard">
      <style:text-properties fo:font-weight="normal" officeooo:rsid="001eaa33" officeooo:paragraph-rsid="001eaa33" style:font-weight-asian="normal" style:font-weight-complex="normal"/>
    </style:style>
    <style:style style:name="P14" style:family="paragraph" style:parent-style-name="Standard">
      <style:text-properties fo:font-weight="normal" officeooo:rsid="001edd05" officeooo:paragraph-rsid="001edd05" style:font-weight-asian="normal" style:font-weight-complex="normal"/>
    </style:style>
    <style:style style:name="P15" style:family="paragraph" style:parent-style-name="Standard">
      <style:text-properties fo:font-weight="normal" officeooo:rsid="0023f808" officeooo:paragraph-rsid="0023f808" style:font-weight-asian="normal" style:font-weight-complex="normal"/>
    </style:style>
    <style:style style:name="P16" style:family="paragraph" style:parent-style-name="Standard">
      <style:text-properties fo:font-weight="normal" officeooo:rsid="00211922" officeooo:paragraph-rsid="0023f808" style:font-weight-asian="normal" style:font-weight-complex="normal"/>
    </style:style>
    <style:style style:name="P17" style:family="paragraph" style:parent-style-name="Standard">
      <style:text-properties officeooo:rsid="001bd20d" officeooo:paragraph-rsid="001bd20d"/>
    </style:style>
    <style:style style:name="P18" style:family="paragraph" style:parent-style-name="Standard">
      <style:text-properties officeooo:rsid="00211922" officeooo:paragraph-rsid="00211922"/>
    </style:style>
    <style:style style:name="P19"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0"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P21"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22" style:family="paragraph" style:parent-style-name="Standard">
      <style:text-properties fo:font-style="normal" fo:font-weight="normal" officeooo:rsid="002b4ccb" officeooo:paragraph-rsid="002b4ccb" style:font-style-asian="normal" style:font-weight-asian="normal" style:font-style-complex="normal" style:font-weight-complex="normal"/>
    </style:style>
    <style:style style:name="P23" style:family="paragraph" style:parent-style-name="Standard">
      <style:text-properties fo:font-weight="bold" officeooo:rsid="002c8201" officeooo:paragraph-rsid="002c8201" style:font-weight-asian="bold" style:font-weight-complex="bold"/>
    </style:style>
    <style:style style:name="P24" style:family="paragraph" style:parent-style-name="Standard">
      <style:text-properties fo:font-weight="bold" officeooo:rsid="002c8201" officeooo:paragraph-rsid="002c956b" style:font-weight-asian="bold" style:font-weight-complex="bold"/>
    </style:style>
    <style:style style:name="P25" style:family="paragraph" style:parent-style-name="Standard">
      <style:text-properties fo:font-weight="normal" officeooo:rsid="002c8201" style:font-weight-asian="normal" style:font-weight-complex="normal"/>
    </style:style>
    <style:style style:name="P26" style:family="paragraph" style:parent-style-name="Standard">
      <style:text-properties fo:font-weight="normal" officeooo:rsid="002c8201" officeooo:paragraph-rsid="002c956b" style:font-weight-asian="normal" style:font-weight-complex="normal"/>
    </style:style>
    <style:style style:name="P27" style:family="paragraph" style:parent-style-name="Standard">
      <style:text-properties fo:font-weight="normal" officeooo:rsid="0023f808" officeooo:paragraph-rsid="002c8201" style:font-weight-asian="normal" style:font-weight-complex="normal"/>
    </style:style>
    <style:style style:name="P28" style:family="paragraph" style:parent-style-name="Standard">
      <style:text-properties fo:font-weight="normal" officeooo:rsid="0023f808" officeooo:paragraph-rsid="002c956b" style:font-weight-asian="normal" style:font-weight-complex="normal"/>
    </style:style>
    <style:style style:name="P29"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30" style:family="paragraph" style:parent-style-name="Standard">
      <style:text-properties fo:font-style="italic" fo:font-weight="normal" officeooo:rsid="002c8201" officeooo:paragraph-rsid="002c956b"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officeooo:rsid="002c956b"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6a368"/>
    </style:style>
    <style:style style:name="T14" style:family="text">
      <style:text-properties officeooo:rsid="002793ac"/>
    </style:style>
    <style:style style:name="T15" style:family="text">
      <style:text-properties officeooo:rsid="002c95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P25"/>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6"><text:span text:style-name="T5"/></text:p>
      <text:p text:style-name="Standard"/>
      <text:p text:style-name="P1">Rest and Left Weights</text:p>
      <text:p text:style-name="P1"/>
      <text:p text:style-name="P9">The best option for the user would probably be the option to either set each rest and left weight individually, or toggle a modifier, which would weigh more for long durations. UI would need to accommodate all these weights.</text:p>
      <text:p text:style-name="P9"/>
      <text:p text:style-name="P10">Factors affecting weights:</text:p>
      <text:p text:style-name="P10"><text:tab/>snapping</text:p>
      <text:p text:style-name="P10"><text:tab/>left hand skewer</text:p>
      <text:p text:style-name="P10"><text:tab/>duration tally, to </text:p>
      <text:p text:style-name="P10"/>
      <text:p text:style-name="P4">How should duration weights be defined?</text:p>
      <text:p text:style-name="P4"/>
      <text:p text:style-name="P14">By choosing weights for absolute duration length, or by weighting certain notes to be tied to others</text:p>
      <text:p text:style-name="P11"/>
      <text:p text:style-name="P10"/>
      <text:p text:style-name="P6">Meter and Beat Division</text:p>
      <text:p text:style-name="P6"><text:soft-page-break/></text:p>
      <text:p text:style-name="P15">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5"/>
      <text:p text:style-name="P15"><text:span text:style-name="T3">Meter Gating - </text:span>As a rhythmic guide, durations and note sequences will frequently initiate with beat divisions.</text:p>
      <text:p text:style-name="P19"/>
      <text:p text:style-name="P29"><text:span text:style-name="T13">Meter Strength</text:span> – <text:span text:style-name="T10">Durations and s</text:span><text:span text:style-name="T9">equences – groups of same-duration notes – should often align with meter divisions.</text:span></text:p>
      <text:p text:style-name="P29"><text:span text:style-name="T9"/></text:p>
      <text:p text:style-name="P28"><text:span text:style-name="T5">As of 8/8</text:span></text:p>
      <text:p text:style-name="P30"><text:span text:style-name="T11">Normally notes in measure display automatically with S and C based on time signature selection, but in case of odd meters, b</text:span><text:span text:style-name="T9">eat divisions can be individually modified. </text:span><text:span text:style-name="T11">Button click toggles S and C, and will clear previous values.</text:span></text:p>
      <text:p text:style-name="P21"/>
      <text:p text:style-name="P20"><text:span text:style-name="T9">Snapping </text:span><text:span text:style-name="T12"><text:s/></text:span></text:p>
      <text:p text:style-name="P22"/>
      <text:p text:style-name="P22">Whereas meter strength sets up weights for durations that fit the meter, snapping simply forces a prime roll to fit, either at a division or meter tick.</text:p>
      <text:p text:style-name="P10"/>
      <text:p text:style-name="P5">Syncing </text:p>
      <text:p text:style-name="P5"/>
      <text:p text:style-name="P16">Left can look for upcoming right duration termination points, sync to terminate with it. <text:s/><text:span text:style-name="T6">As of 8/8</text:span>, <text:span text:style-name="T2">meter control may affect this.</text:span></text:p>
      <text:p text:style-name="P16"/>
      <text:p text:style-name="P2">Duration Tally</text:p>
      <text:p text:style-name="P2"/>
      <text:p text:style-name="P10">Duration tally will affect weights, to prevent departure from intended weight proportions by forced duration assignment for things like <text:span text:style-name="T2">fitting and </text:span><text:span text:style-name="T1">snapping</text:span>.</text:p>
      <text:p text:style-name="P2"/>
      <text:p text:style-name="P10"/>
      <text:p text:style-name="P7">note_sheet and duration_sheet <text:s/><text:span text:style-name="T7">Needs update a</text:span><text:span text:style-name="T8">s of 8/8</text:span></text:p>
      <text:p text:style-name="P8"/>
      <text:p text:style-name="P8">A comprehensive notesheet for each segment, could be the data structure that holds <text:span text:style-name="T14">note data</text:span>. </text:p>
      <text:p text:style-name="P8"/>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text:soft-page-break/>Fill Measure</text:p>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
      <text:p text:style-name="Standard">Live Durations</text:p>
      <text:p text:style-name="Standard"/>
      <text:p text:style-name="P18">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7">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3">Complex Functions for Efficiency</text:p>
      <text:p text:style-name="P3"/>
      <text:p text:style-name="P12">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2"/>
      <text:p text:style-name="P13">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10T13:35:07.585000000</dc:date>
    <meta:editing-duration>PT9H55M14S</meta:editing-duration>
    <meta:editing-cycles>38</meta:editing-cycles>
    <meta:generator>LibreOffice/7.1.2.2$Windows_X86_64 LibreOffice_project/8a45595d069ef5570103caea1b71cc9d82b2aae4</meta:generator>
    <meta:document-statistic meta:table-count="0" meta:image-count="0" meta:object-count="0" meta:page-count="3" meta:paragraph-count="45" meta:word-count="885" meta:character-count="5477" meta:non-whitespace-character-count="4622"/>
  </office:meta>
</office:document-meta>
</file>